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76.71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3.02mm"/>
    </style:style>
    <style:style style:name="co5" style:family="table-column">
      <style:table-column-properties fo:break-before="auto" style:column-width="20.87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39.25mm"/>
    </style:style>
    <style:style style:name="co8" style:family="table-column">
      <style:table-column-properties fo:break-before="auto" style:column-width="108.66mm"/>
    </style:style>
    <style:style style:name="co9" style:family="table-column">
      <style:table-column-properties fo:break-before="auto" style:column-width="22.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9.67mm"/>
    </style:style>
    <style:style style:name="co12" style:family="table-column">
      <style:table-column-properties fo:break-before="auto" style:column-width="63.22mm"/>
    </style:style>
    <style:style style:name="co13" style:family="table-column">
      <style:table-column-properties fo:break-before="auto" style:column-width="36.12mm"/>
    </style:style>
    <style:style style:name="co14" style:family="table-column">
      <style:table-column-properties fo:break-before="auto" style:column-width="121.92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TlwgTypewriter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normal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"/>
  </office:automatic-styles>
  <office:body>
    <office:spreadsheet>
      <table:table table:name="obje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acronyme</text:p>
          </table:table-cell>
          <table:table-cell table:style-name="ce1" office:value-type="string" calcext:value-type="string">
            <text:p>total</text:p>
          </table:table-cell>
          <table:table-cell table:style-name="ce6" office:value-type="string" calcext:value-type="string">
            <text:p>in cerberus official schema</text:p>
          </table:table-cell>
          <table:table-cell table:style-name="ce6" office:value-type="string" calcext:value-type="string">
            <text:p>standard table</text:p>
          </table:table-cell>
          <table:table-cell table:style-name="ce6" office:value-type="string" calcext:value-type="string">
            <text:p>TODO</text:p>
          </table:table-cell>
          <table:table-cell table:style-name="ce6" office:value-type="string" calcext:value-type="string">
            <text:p>method rename</text:p>
          </table:table-cell>
          <table:table-cell table:style-name="ce9" office:value-type="string" calcext:value-type="string">
            <text:p>method refactor</text:p>
            <text:p>No more _Deprecated</text:p>
          </table:table-cell>
          <table:table-cell table:style-name="ce9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office:value-type="string" calcext:value-type="string">
            <text:p>ba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office:value-type="string" calcext:value-type="string">
            <text:p>br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office:value-type="string" calcext:value-type="string">
            <text:p>br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office:value-type="string" calcext:value-type="string">
            <text:p>br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office:value-type="string" calcext:value-type="string">
            <text:p>cea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 waiting for RunTest.jsp refa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office:value-type="string" calcext:value-type="string">
            <text:p>ce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office:value-type="string" calcext:value-type="string">
            <text:p>ce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office:value-type="string" calcext:value-type="string">
            <text:p>ce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office:value-type="string" calcext:value-type="string">
            <text:p>c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office:value-type="string" calcext:value-type="string">
            <text:p>cev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 waiting for GUI refa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office:value-type="string" calcext:value-type="string">
            <text:p>de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ho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abonneme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lo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impa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ap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rj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office:value-type="string" calcext:value-type="string">
            <text:p>tc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office:value-type="string" calcext:value-type="string">
            <text:p>tc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office:value-type="string" calcext:value-type="string">
            <text:p>tc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office:value-type="string" calcext:value-type="string">
            <text:p>t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office:value-type="string" calcext:value-type="string">
            <text:p>tc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office:value-type="string" calcext:value-type="string">
            <text:p>tc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office:value-type="string" calcext:value-type="string">
            <text:p>te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label</text:p>
          </table:table-cell>
          <table:table-cell office:value-type="string" calcext:value-type="string">
            <text:p>t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content</text:p>
          </table:table-cell>
          <table:table-cell office:value-type="string" calcext:value-type="string">
            <text:p>cp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cp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office:value-type="string" calcext:value-type="string">
            <text:p>cp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</text:p>
          </table:table-cell>
          <table:table-cell office:value-type="string" calcext:value-type="string">
            <text:p>tb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content</text:p>
          </table:table-cell>
          <table:table-cell office:value-type="string" calcext:value-type="string">
            <text:p>tb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soaplibrary</text:p>
          </table:table-cell>
          <table:table-cell office:value-type="string" calcext:value-type="string">
            <text:p>so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sqllibrary</text:p>
          </table:table-cell>
          <table:table-cell office:value-type="string" calcext:value-type="string">
            <text:p>sq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testdata</text:p>
          </table:table-cell>
          <table:table-cell office:value-type="string" calcext:value-type="string">
            <text:p>td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office:value-type="string" calcext:value-type="string">
            <text:p>td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office:value-type="string" calcext:value-type="string">
            <text:p>td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office:value-type="string" calcext:value-type="string">
            <text:p>ew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office:value-type="string" calcext:value-type="string">
            <text:p>ew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office:value-type="string" calcext:value-type="string">
            <text:p>ex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office:value-type="string" calcext:value-type="string">
            <text:p>ex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office:value-type="string" calcext:value-type="string">
            <text:p>ex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office:value-type="string" calcext:value-type="string">
            <text:p>ex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office:value-type="string" calcext:value-type="string">
            <text:p>exq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file</text:p>
          </table:table-cell>
          <table:table-cell office:value-type="string" calcext:value-type="string">
            <text:p>exf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office:value-type="string" calcext:value-type="string">
            <text:p>ex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office:value-type="string" calcext:value-type="string">
            <text:p>ex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rb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capability</text:p>
          </table:table-cell>
          <table:table-cell office:value-type="string" calcext:value-type="string">
            <text:p>rb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in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a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froud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office:value-type="string" calcext:value-type="string">
            <text:p>v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ogevent</text:p>
          </table:table-cell>
          <table:table-cell office:value-type="string" calcext:value-type="string">
            <text:p>log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office:value-type="string" calcext:value-type="string">
            <text:p>us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office:value-type="string" calcext:value-type="string">
            <text:p>us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pplicationas400parame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mparison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st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st_execu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eventchan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glassfis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ualitynonconformitiesemai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applica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testdat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7" table:number-columns-repeated="2"/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3"/>
          <table:table-cell table:style-name="ce1" table:formula="of:=SUM([.D2:.D69])" office:value-type="float" office:value="68" calcext:value-type="float">
            <text:p>68</text:p>
          </table:table-cell>
          <table:table-cell table:style-name="ce1" table:formula="of:=SUM([.E2:.E69])" office:value-type="float" office:value="58" calcext:value-type="float">
            <text:p>58</text:p>
          </table:table-cell>
          <table:table-cell table:style-name="ce1" table:formula="of:=SUM([.F2:.F69])" office:value-type="float" office:value="54" calcext:value-type="float">
            <text:p>54</text:p>
          </table:table-cell>
          <table:table-cell table:style-name="ce1" table:formula="of:=SUM([.G2:.G69])" office:value-type="float" office:value="52" calcext:value-type="float">
            <text:p>52</text:p>
          </table:table-cell>
          <table:table-cell table:style-name="ce1" table:formula="of:=SUM([.H2:.H69])" office:value-type="float" office:value="22" calcext:value-type="float">
            <text:p>22</text:p>
          </table:table-cell>
          <table:table-cell table:style-name="ce1" table:formula="of:=SUM([.I2:.I69])" office:value-type="float" office:value="22" calcext:value-type="float">
            <text:p>22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ce3"/>
          <table:table-cell table:style-name="Default" table:number-columns-repeated="4"/>
          <table:table-cell table:style-name="ce8" table:formula="of:=[.H71]/[.G71]" office:value-type="percentage" office:value="0.423076923076923" calcext:value-type="percentage">
            <text:p>42%</text:p>
          </table:table-cell>
          <table:table-cell table:style-name="ce8" table:formula="of:=[.I71]/[.G71]" office:value-type="percentage" office:value="0.423076923076923" calcext:value-type="percentage">
            <text:p>42%</text:p>
          </table:table-cell>
          <table:table-cell table:number-columns-repeated="4"/>
        </table:table-row>
      </table:table>
      <table:table table:name="pages" table:style-name="ta1">
        <table:table-column table:style-name="co11" table:default-cell-style-name="Default"/>
        <table:table-column table:style-name="co12" table:default-cell-style-name="ce2"/>
        <table:table-column table:style-name="co10" table:default-cell-style-name="ce5"/>
        <table:table-column table:style-name="co13" table:default-cell-style-name="ce5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total</text:p>
          </table:table-cell>
          <table:table-cell table:style-name="ce9" office:value-type="string" calcext:value-type="string">
            <text:p>screen refactor</text:p>
          </table:table-cell>
          <table:table-cell table:style-name="ce9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Per Ap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TestCase 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Edit Test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Search Test 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Test Batte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QL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PRECA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 Mu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See Execution in que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Test Campaig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per Buid/Re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Ti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Deta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SOAP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vertigo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Deploy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atchInvaria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Foudro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Edit Public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See Private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38])" office:value-type="float" office:value="36" calcext:value-type="float">
            <text:p>36</text:p>
          </table:table-cell>
          <table:table-cell table:style-name="ce1" table:formula="of:=SUM([.D2:.D38])" office:value-type="float" office:value="17" calcext:value-type="float">
            <text:p>17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/>
          <table:table-cell table:style-name="ce11" table:formula="of:=[.D39]/[.C39]" office:value-type="percentage" office:value="0.472222222222222" calcext:value-type="percentage">
            <text:p>47%</text:p>
          </table:table-cell>
          <table:table-cell table:style-name="ce8" table:number-columns-repeated="2"/>
        </table:table-row>
      </table:table>
      <table:named-expressions>
        <table:named-range table:name="menu" table:base-cell-address="$pages.$A$10" table:cell-range-address="$pages.$A$29"/>
      </table:named-expressions>
      <table:database-ranges>
        <table:database-range table:name="__Anonymous_Sheet_DB__0" table:target-range-address="objects.A1:objects.J6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pages.A1:pages.E4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3" loext:min-decimal-places="3" number:min-integer-digits="1"/>
      <number:text>%</number:text>
    </number:percentag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 style:data-style-name="N2" text:time-value="19:11:32.835277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6-09-19T19:27:44.449704604</dc:date>
    <meta:editing-duration>PT22H9M4S</meta:editing-duration>
    <meta:editing-cycles>48</meta:editing-cycles>
    <meta:generator>LibreOffice/5.0.6.2$Linux_X86_64 LibreOffice_project/00m0$Build-2</meta:generator>
    <meta:document-statistic meta:table-count="2" meta:cell-count="689" meta:object-count="0"/>
  </office:meta>
</office:document-meta>
</file>